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3ddd9" officeooo:paragraph-rsid="0013ddd9" style:font-size-asian="17.5pt" style:font-size-complex="20pt"/>
    </style:style>
    <style:style style:name="P2" style:family="paragraph" style:parent-style-name="Standard">
      <style:text-properties fo:font-size="14pt" officeooo:rsid="0013ddd9" officeooo:paragraph-rsid="0013ddd9" style:font-size-asian="12.25pt" style:font-size-complex="14pt"/>
    </style:style>
    <style:style style:name="P3" style:family="paragraph" style:parent-style-name="Standard">
      <style:text-properties fo:font-size="16pt" officeooo:rsid="0013ddd9" officeooo:paragraph-rsid="0013ddd9" style:font-size-asian="14pt" style:font-size-complex="16pt"/>
    </style:style>
    <style:style style:name="P4" style:family="paragraph" style:parent-style-name="Standard">
      <style:text-properties fo:font-size="16pt" officeooo:rsid="00151ebf" officeooo:paragraph-rsid="00151ebf" style:font-size-asian="14pt" style:font-size-complex="16pt"/>
    </style:style>
    <style:style style:name="P5" style:family="paragraph" style:parent-style-name="Standard">
      <style:text-properties fo:font-size="16pt" officeooo:rsid="00167b47" officeooo:paragraph-rsid="00167b47" style:font-size-asian="14pt" style:font-size-complex="16pt"/>
    </style:style>
    <style:style style:name="P6" style:family="paragraph" style:parent-style-name="Standard">
      <style:text-properties fo:font-size="16pt" officeooo:rsid="0017c109" officeooo:paragraph-rsid="0017c109" style:font-size-asian="14pt" style:font-size-complex="16pt"/>
    </style:style>
    <style:style style:name="P7" style:family="paragraph" style:parent-style-name="Standard">
      <style:text-properties officeooo:paragraph-rsid="00151ebf"/>
    </style:style>
    <style:style style:name="P8" style:family="paragraph" style:parent-style-name="Standard">
      <style:text-properties officeooo:rsid="00154631" officeooo:paragraph-rsid="00154631"/>
    </style:style>
    <style:style style:name="P9" style:family="paragraph" style:parent-style-name="Standard">
      <style:text-properties officeooo:rsid="00154631" officeooo:paragraph-rsid="00167b47"/>
    </style:style>
    <style:style style:name="P10" style:family="paragraph" style:parent-style-name="Standard">
      <style:text-properties officeooo:rsid="00167b47" officeooo:paragraph-rsid="00167b47"/>
    </style:style>
    <style:style style:name="P11" style:family="paragraph" style:parent-style-name="Standard">
      <style:text-properties officeooo:paragraph-rsid="0017c109"/>
    </style:style>
    <style:style style:name="P12" style:family="paragraph" style:parent-style-name="Standard">
      <style:text-properties officeooo:rsid="0017c109" officeooo:paragraph-rsid="0017c109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officeooo:rsid="00151ebf" style:font-size-asian="14pt" style:font-size-complex="16pt"/>
    </style:style>
    <style:style style:name="T3" style:family="text">
      <style:text-properties fo:font-size="16pt" officeooo:rsid="00167b47" style:font-size-asian="14pt" style:font-size-complex="16pt"/>
    </style:style>
    <style:style style:name="T4" style:family="text">
      <style:text-properties fo:font-size="16pt" officeooo:rsid="0017c109" style:font-size-asian="14pt" style:font-size-complex="16pt"/>
    </style:style>
    <style:style style:name="T5" style:family="text">
      <style:text-properties fo:font-size="16pt" fo:font-style="italic" officeooo:rsid="00167b47" style:font-size-asian="14pt" style:font-style-asian="italic" style:font-size-complex="16pt" style:font-style-complex="italic"/>
    </style:style>
    <style:style style:name="T6" style:family="text">
      <style:text-properties fo:font-size="16pt" fo:language="fr" fo:country="FR" style:font-size-asian="16pt" style:font-size-complex="16pt"/>
    </style:style>
    <style:style style:name="T7" style:family="text">
      <style:text-properties fo:font-size="16pt" fo:language="fr" fo:country="FR" officeooo:rsid="0017c109" style:font-size-asian="16pt" style:font-size-complex="16pt"/>
    </style:style>
    <style:style style:name="T8" style:family="text">
      <style:text-properties fo:font-size="16pt" fo:language="fr" fo:country="FR" fo:font-style="italic" style:font-size-asian="16pt" style:font-style-asian="italic" style:font-size-complex="16pt" style:font-style-complex="italic"/>
    </style:style>
    <style:style style:name="T9" style:family="text">
      <style:text-properties fo:font-size="16pt" fo:language="fr" fo:country="FR" fo:font-style="normal" style:font-size-asian="16pt" style:font-style-asian="normal" style:font-size-complex="16pt" style:font-style-complex="normal"/>
    </style:style>
    <style:style style:name="T10" style:family="text">
      <style:text-properties officeooo:rsid="00167b47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17b9e2" style:font-style-asian="italic" style:font-style-complex="italic"/>
    </style:style>
    <style:style style:name="T13" style:family="text">
      <style:text-properties style:text-position="sub 58%" fo:font-size="16pt" fo:font-style="italic" officeooo:rsid="00167b47" style:font-size-asian="14pt" style:font-style-asian="italic" style:font-size-complex="16pt" style:font-style-complex="italic"/>
    </style:style>
    <style:style style:name="T14" style:family="text">
      <style:text-properties style:text-position="sub 58%" fo:font-style="italic" officeooo:rsid="0017b9e2" style:font-style-asian="italic" style:font-style-complex="italic"/>
    </style:style>
    <style:style style:name="T15" style:family="text">
      <style:text-properties style:text-position="0% 100%" fo:font-size="16pt" fo:font-style="normal" style:font-size-asian="14pt" style:font-style-asian="normal" style:font-size-complex="16pt" style:font-style-complex="normal"/>
    </style:style>
    <style:style style:name="T16" style:family="text">
      <style:text-properties style:text-position="0% 100%" fo:font-size="16pt" fo:font-style="normal" officeooo:rsid="00167b47" style:font-size-asian="14pt" style:font-style-asian="normal" style:font-size-complex="16pt" style:font-style-complex="normal"/>
    </style:style>
    <style:style style:name="T17" style:family="text">
      <style:text-properties style:text-position="0% 100%" fo:font-style="italic" officeooo:rsid="0017b9e2" style:font-style-asian="italic" style:font-style-complex="italic"/>
    </style:style>
    <style:style style:name="T18" style:family="text">
      <style:text-properties style:text-position="0% 100%" fo:font-style="normal" officeooo:rsid="0017b9e2" style:font-style-asian="normal" style:font-style-complex="normal"/>
    </style:style>
    <style:style style:name="T19" style:family="text">
      <style:text-properties officeooo:rsid="0017b9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3. Méthodologie</text:p>
      <text:p text:style-name="P1"/>
      <text:p text:style-name="P3"><text:tab/>3.1 La méthode de Boltzmann sur réseau.</text:p>
      <text:p text:style-name="P3"/>
      <text:p text:style-name="P3"/>
      <text:p text:style-name="P4">Communément appellé LBM (lattice-Boltzmann method) la méthode de Bolzmann sur réseau est utilisé pour simuler le comportement dans le temps d’une onde électroma<text:span text:style-name="T10">gne</text:span>tique ou d’un fluid newtoniens.</text:p>
      <text:p text:style-name="P7"><text:span text:style-name="T2">La méthode est appliqué sur un site non-dimensionnée,</text:span><text:span text:style-name="T3"> </text:span><text:span text:style-name="T2">est donc à l’utilisateur definir le pas d’espace [deltax] et le pas de temps [deltat].</text:span></text:p>
      <text:p text:style-name="P8"><text:span text:style-name="T2">I</text:span><text:span text:style-name="T1">l est possible de distinguer plusieur façon de utiliser ce models à partir du nombre de different lattice utilisé, une manière pour les caractériser est le schema DnQm où “Dn” <text:s/>représente le</text:span><text:span text:style-name="T3">s “n”</text:span><text:span text:style-name="T1"> dimension du réseau et</text:span></text:p>
      <text:p text:style-name="P9"><text:span text:style-name="T1">“Qm” décrit </text:span><text:span text:style-name="T3">les “m” directions de propagation de l’onde.</text:span></text:p>
      <text:p text:style-name="P9"><text:span text:style-name="T3"><text:line-break/>L’onde est decrite par une quantité </text:span><text:span text:style-name="T5">f</text:span><text:span text:style-name="T13">i </text:span><text:span text:style-name="T16">avec i = 0 .. m representent ça distribution de densité.</text:span></text:p>
      <text:p text:style-name="P10"><text:span text:style-name="T15">Ils se distinguent l’equation de collision de phase :</text:span></text:p>
      <text:p text:style-name="P10"><text:span text:style-name="T15"><text:tab/><text:tab/><text:tab/><text:tab/><text:tab/>[1]</text:span></text:p>
      <text:p text:style-name="P10"><text:span text:style-name="T15">et l’equation de propagation de phase:</text:span></text:p>
      <text:p text:style-name="P10"><text:span text:style-name="T15"><text:tab/><text:tab/><text:tab/><text:tab/><text:tab/>[2]</text:span></text:p>
      <text:p text:style-name="P10"><text:span text:style-name="T15">qui caractérisent le mouvement de l’onde.<text:line-break/>En particulier pour les cas D2Q5 et D3Q7 on obtient les equations:</text:span></text:p>
      <text:p text:style-name="P10"><text:span text:style-name="T15"><text:tab/><text:tab/><text:tab/><text:tab/><text:tab/>[3] i = 0 .. m</text:span></text:p>
      <text:p text:style-name="P10"><text:span text:style-name="T15"><text:tab/><text:tab/><text:tab/><text:tab/><text:tab/>[4]</text:span></text:p>
      <text:p text:style-name="P10"><text:span text:style-name="T15"/></text:p>
      <text:p text:style-name="P5">où <text:span text:style-name="T11">n</text:span> est l’indice de refraction du point traité, [rho <text:span text:style-name="T19">= sum(fi)], </text:span><text:span text:style-name="T12">v</text:span><text:span text:style-name="T19"> est la vitesse de propagation de l’onde, </text:span><text:span text:style-name="T12">v</text:span><text:span text:style-name="T14">i</text:span><text:span text:style-name="T17"> </text:span><text:span text:style-name="T18">reprèsent la vitesse directionelle de l’onde et [j = sum(vi*fi)].</text:span></text:p>
      <text:p text:style-name="P3"/>
      <text:p text:style-name="P11"><text:span text:style-name="T4">La source de l’onde peut </text:span><text:bookmark text:name="tw-target-text"/><text:span text:style-name="T6">ê</text:span><text:span text:style-name="T7">tre calculé à partir de l’equation :</text:span></text:p>
      <text:p text:style-name="P11"><text:span text:style-name="T7"><text:tab/><text:tab/><text:tab/><text:tab/><text:tab/>[5]</text:span></text:p>
      <text:p text:style-name="P12"><text:span text:style-name="T7">o</text:span><text:span text:style-name="T6">ù </text:span><text:span text:style-name="T8">v </text:span><text:span text:style-name="T9">est la frequence de l’onde, </text:span><text:span text:style-name="T8">A</text:span><text:span text:style-name="T9"> est l’amplitude maximal et </text:span><text:span text:style-name="T8">t</text:span><text:span text:style-name="T9"> est l’iteration courant de la methode multiplié par le pas the temps [deltat].</text:span></text:p>
      <text:p text:style-name="P6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3T15:37:24.581303967</meta:creation-date>
    <dc:date>2018-08-23T16:55:15.063938200</dc:date>
    <meta:editing-duration>PT10S</meta:editing-duration>
    <meta:editing-cycles>1</meta:editing-cycles>
    <meta:document-statistic meta:table-count="0" meta:image-count="0" meta:object-count="0" meta:page-count="1" meta:paragraph-count="18" meta:word-count="235" meta:character-count="1392" meta:non-whitespace-character-count="1146"/>
    <meta:generator>LibreOffice/5.1.6.2$Linux_X86_64 LibreOffice_project/10m0$Build-2</meta:generator>
  </office:meta>
</office:document-meta>
</file>